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ddc1" officeooo:paragraph-rsid="000bddc1"/>
    </style:style>
    <style:style style:name="P2" style:family="paragraph" style:parent-style-name="Standard">
      <style:text-properties officeooo:rsid="000c5b18" officeooo:paragraph-rsid="000c5b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oz</text:p>
      <text:p text:style-name="P2">MURF</text:p>
      <text:p text:style-name="P2"><text:a xlink:type="simple" xlink:href="https://murf.ai/" text:style-name="Internet_20_link" text:visited-style-name="Visited_20_Internet_20_Link">https://murf.ai/</text:a></text:p>
      <text:p text:style-name="P2">(registro)</text:p>
      <text:p text:style-name="P1"/>
      <text:p text:style-name="P2">IMÁGENES</text:p>
      <text:p text:style-name="P1">Stable difussion</text:p>
      <text:p text:style-name="P1"/>
      <text:p text:style-name="P1"><text:a xlink:type="simple" xlink:href="https://stablediffusionweb.com/" text:style-name="Internet_20_link" text:visited-style-name="Visited_20_Internet_20_Link">https://stablediffusionweb.com/</text:a></text:p>
      <text:p text:style-name="P1"/>
      <text:p text:style-name="P1"/>
      <text:p text:style-name="P1"><text:a xlink:type="simple" xlink:href="https://online.hitpaw.com/toolbox/image/photo-enhancer?source=seo" text:style-name="Internet_20_link" text:visited-style-name="Visited_20_Internet_20_Link">https://online.hitpaw.com/toolbox/image/photo-enhancer?source=seo</text:a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18:19:33.629171998</meta:creation-date>
    <dc:date>2024-02-09T20:07:44.863831734</dc:date>
    <meta:editing-duration>PT1H48M11S</meta:editing-duration>
    <meta:editing-cycles>2</meta:editing-cycles>
    <meta:generator>LibreOffice/7.6.2.1$Linux_X86_64 LibreOffice_project/56f7684011345957bbf33a7ee678afaf4d2ba333</meta:generator>
    <meta:document-statistic meta:table-count="0" meta:image-count="0" meta:object-count="0" meta:page-count="1" meta:paragraph-count="8" meta:word-count="9" meta:character-count="153" meta:non-whitespace-character-count="152"/>
  </office:meta>
</office:document-meta>
</file>